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宋体1" svg:font-family="宋体"/>
    <style:font-face style:name="黑体" svg:font-family="黑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41cm" fo:margin-left="0cm" table:align="left"/>
    </style:style>
    <style:style style:name="表格1.A" style:family="table-column">
      <style:table-column-properties style:column-width="0.9cm"/>
    </style:style>
    <style:style style:name="表格1.B" style:family="table-column">
      <style:table-column-properties style:column-width="1.905cm"/>
    </style:style>
    <style:style style:name="表格1.C" style:family="table-column">
      <style:table-column-properties style:column-width="1.984cm"/>
    </style:style>
    <style:style style:name="表格1.D" style:family="table-column">
      <style:table-column-properties style:column-width="6.615cm"/>
    </style:style>
    <style:style style:name="表格1.E" style:family="table-column">
      <style:table-column-properties style:column-width="0.688cm"/>
    </style:style>
    <style:style style:name="表格1.F" style:family="table-column">
      <style:table-column-properties style:column-width="2.117cm"/>
    </style:style>
    <style:style style:name="表格1.H" style:family="table-column">
      <style:table-column-properties style:column-width="1.29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H1" style:family="table-cell">
      <style:table-cell-properties fo:padding="0.097cm" fo:border="0.05pt solid #000000"/>
    </style:style>
    <style:style style:name="表格1.2" style:family="table-row">
      <style:table-row-properties style:min-row-height="0.693cm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3" style:family="table-row">
      <style:table-row-properties style:row-height="1cm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F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rsid="0015eefa" officeooo:paragraph-rsid="0015eefa" style:font-name-asian="黑体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5eefa" officeooo:paragraph-rsid="001fd388" style:font-name-asian="黑体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5eefa" officeooo:paragraph-rsid="0015eefa" style:font-name-asian="黑体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黑体" fo:font-size="10.5pt" fo:font-weight="normal" officeooo:rsid="0015eefa" officeooo:paragraph-rsid="00365e8a" fo:background-color="transparent" style:font-name-asian="宋体1" style:font-size-asian="10.5pt" style:font-name-complex="宋体1" style:font-size-complex="10.5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黑体" fo:font-size="10.5pt" fo:font-weight="normal" officeooo:rsid="0015eefa" officeooo:paragraph-rsid="0018ee8e" fo:background-color="transparent" style:font-name-asian="宋体1" style:font-size-asian="10.5pt" style:font-name-complex="宋体1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7.5pt" officeooo:rsid="0015eefa" officeooo:paragraph-rsid="0015eefa" style:font-name-asian="黑体" style:font-size-asian="7.5pt" style:font-size-complex="7.5pt"/>
    </style:style>
    <style:style style:name="P8" style:family="paragraph" style:parent-style-name="Table_20_Contents">
      <style:paragraph-properties fo:text-align="center" style:justify-single-word="false"/>
      <style:text-properties fo:font-size="7.5pt" officeooo:rsid="0017cb2b" officeooo:paragraph-rsid="0017cb2b" style:font-name-asian="黑体" style:font-size-asian="7.5pt" style:font-size-complex="7.5pt"/>
    </style:style>
    <style:style style:name="P9" style:family="paragraph" style:parent-style-name="Table_20_Contents">
      <style:paragraph-properties fo:text-align="center" style:justify-single-word="false"/>
      <style:text-properties fo:font-size="7.5pt" officeooo:rsid="001bcc86" officeooo:paragraph-rsid="001bcc86" style:font-name-asian="黑体" style:font-size-asian="7.5pt" style:font-size-complex="7.5pt"/>
    </style:style>
    <style:style style:name="P10" style:family="paragraph" style:parent-style-name="Header">
      <style:paragraph-properties fo:text-align="center" style:justify-single-word="false"/>
      <style:text-properties style:use-window-font-color="true" style:font-name="黑体" fo:font-size="7.5pt" fo:font-weight="normal" officeooo:rsid="0015eefa" officeooo:paragraph-rsid="00463a18" fo:background-color="transparent" style:font-name-asian="宋体1" style:font-size-asian="7.5pt" style:font-name-complex="宋体1" style:font-size-complex="7.5pt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黑体" fo:font-size="10.5pt" fo:font-weight="normal" officeooo:rsid="0015eefa" officeooo:paragraph-rsid="004b203b" fo:background-color="transparent" style:font-name-asian="宋体1" style:font-size-asian="10.5pt" style:font-name-complex="宋体1" style:font-size-complex="10.5pt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黑体" fo:font-size="10.5pt" fo:font-weight="normal" officeooo:rsid="0015eefa" officeooo:paragraph-rsid="00463a18" fo:background-color="transparent" style:font-name-asian="宋体1" style:font-size-asian="10.5pt" style:font-name-complex="宋体1" style:font-size-complex="10.5pt"/>
    </style:style>
    <style:style style:name="P13" style:family="paragraph" style:parent-style-name="Header">
      <style:paragraph-properties fo:text-align="end" style:justify-single-word="false"/>
      <style:text-properties style:use-window-font-color="true" style:font-name="黑体" fo:font-size="10.5pt" fo:font-weight="normal" officeooo:rsid="0015eefa" officeooo:paragraph-rsid="004b203b" fo:background-color="transparent" style:font-name-asian="宋体1" style:font-size-asian="10.5pt" style:font-name-complex="宋体1" style:font-size-complex="10.5pt"/>
    </style:style>
    <style:style style:name="P14" style:family="paragraph" style:parent-style-name="Header">
      <style:paragraph-properties fo:text-align="center" style:justify-single-word="false"/>
      <style:text-properties style:use-window-font-color="true" style:font-name="黑体" fo:font-size="10.5pt" fo:font-weight="normal" officeooo:rsid="0015eefa" officeooo:paragraph-rsid="004824de" fo:background-color="transparent" style:font-name-asian="宋体1" style:font-size-asian="10.5pt" style:font-name-complex="宋体1" style:font-size-complex="10.5pt"/>
    </style:style>
    <style:style style:name="P15" style:family="paragraph" style:parent-style-name="Header">
      <style:paragraph-properties fo:text-align="center" style:justify-single-word="false"/>
      <style:text-properties style:use-window-font-color="true" style:font-name="黑体" fo:font-size="10.5pt" fo:font-weight="normal" officeooo:rsid="0015eefa" officeooo:paragraph-rsid="00463a18" fo:background-color="transparent" style:font-name-asian="宋体1" style:font-size-asian="10.5pt" style:font-name-complex="宋体1" style:font-size-complex="10.5pt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黑体" fo:font-size="15pt" fo:font-weight="normal" officeooo:rsid="0015eefa" officeooo:paragraph-rsid="004b203b" fo:background-color="transparent" style:font-name-asian="宋体1" style:font-size-asian="15pt" style:font-name-complex="宋体1" style:font-size-complex="15pt"/>
    </style:style>
    <style:style style:name="P17" style:family="paragraph" style:parent-style-name="Header">
      <style:paragraph-properties fo:text-align="end" style:justify-single-word="false"/>
      <style:text-properties fo:font-size="12pt" officeooo:rsid="0015eefa" officeooo:paragraph-rsid="004c606b" style:font-name-asian="黑体" style:font-size-asian="10.5pt" style:font-size-complex="12pt"/>
    </style:style>
    <style:style style:name="P18" style:family="paragraph" style:parent-style-name="Header">
      <style:paragraph-properties fo:text-align="end" style:justify-single-word="false"/>
      <style:text-properties fo:font-size="12pt" officeooo:rsid="0015eefa" officeooo:paragraph-rsid="0071b26b" style:font-name-asian="黑体" style:font-size-asian="10.5pt" style:font-size-complex="12pt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12pt" officeooo:rsid="0015eefa" officeooo:paragraph-rsid="0018ee8e" style:font-name-asian="黑体" style:font-size-asian="10.5pt" style:font-size-complex="12pt"/>
    </style:style>
    <style:style style:name="P20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黑体" fo:font-size="10.5pt" fo:font-weight="normal" officeooo:rsid="0015eefa" officeooo:paragraph-rsid="001e1579" fo:background-color="transparent" style:font-name-asian="宋体1" style:font-size-asian="10.5pt" style:font-name-complex="宋体1" style:font-size-complex="10.5pt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黑体" fo:font-size="10.5pt" style:text-underline-style="solid" style:text-underline-width="bold" style:text-underline-color="font-color" fo:font-weight="normal" officeooo:rsid="0015eefa" officeooo:paragraph-rsid="004b203b" fo:background-color="transparent" style:font-name-asian="宋体1" style:font-size-asian="10.5pt" style:font-name-complex="宋体1" style:font-size-complex="10.5pt"/>
    </style:style>
    <style:style style:name="T1" style:family="text">
      <style:text-properties style:use-window-font-color="true" style:font-name="黑体" fo:font-size="7.5pt" fo:font-weight="normal" fo:background-color="transparent" loext:char-shading-value="0" style:font-name-asian="宋体1" style:font-size-asian="7.5pt" style:font-name-complex="宋体1" style:font-size-complex="7.5pt"/>
    </style:style>
    <style:style style:name="T2" style:family="text">
      <style:text-properties style:use-window-font-color="true" style:font-name="黑体" fo:font-size="10.5pt" fo:font-weight="normal" fo:background-color="transparent" loext:char-shading-value="0" style:font-name-asian="宋体1" style:font-name-complex="宋体1" style:font-size-complex="10.5pt"/>
    </style:style>
    <style:style style:name="T3" style:family="text">
      <style:text-properties style:use-window-font-color="true" style:font-name="黑体" fo:font-size="10.5pt" style:text-underline-style="none" fo:font-weight="normal" fo:background-color="transparent" loext:char-shading-value="0" style:font-name-asian="宋体1" style:font-name-complex="宋体1" style:font-size-complex="10.5pt"/>
    </style:style>
    <number:number-style style:name="N2">
      <number:number number:decimal-places="2" loext:min-decimal-places="2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民航总医院盘库表</text:p>
      <text:p text:style-name="P2"/>
      <text:p text:style-name="P2"/>
      <text:p text:style-name="P20"><text:placeholder text:placeholder-type="text">&lt;for each="Inventory in records"&gt;</text:placeholder></text:p>
      <text:p text:style-name="P3"><text:s text:c="3"/>部门：<text:span text:style-name="T2"><text:placeholder text:placeholder-type="text">&lt;Inventory.warehouse.name&gt;</text:placeholder></text:span><text:span text:style-name="T1"><text:tab/></text:span>日期：<text:span text:style-name="T2"><text:placeholder text:placeholder-type="text">&lt;Inventory.inventory_time&gt;</text:placeholder></text:span> 类型：<text:span text:style-name="T2"><text:placeholder text:placeholder-type="text">&lt;Inventory.categories.name&gt;</text:placeholder></text:span> 品种：<text:span text:style-name="T2"><text:placeholder text:placeholder-type="text">&lt;Inventory.varieties_num&gt;</text:placeholder></text:span></text:p>
      <text:p text:style-name="P4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B"/>
        <table:table-column table:style-name="表格1.H"/>
        <table:table-row>
          <table:table-cell table:style-name="表格1.A1" office:value-type="string">
            <text:p text:style-name="P9">序号</text:p>
          </table:table-cell>
          <table:table-cell table:style-name="表格1.A1" office:value-type="string">
            <text:p text:style-name="P7">药品编码</text:p>
          </table:table-cell>
          <table:table-cell table:style-name="表格1.A1" office:value-type="string">
            <text:p text:style-name="P8">药品名称</text:p>
          </table:table-cell>
          <table:table-cell table:style-name="表格1.A1" office:value-type="string">
            <text:p text:style-name="P8">规格</text:p>
          </table:table-cell>
          <table:table-cell table:style-name="表格1.A1" office:value-type="string">
            <text:p text:style-name="P8">数量</text:p>
          </table:table-cell>
          <table:table-cell table:style-name="表格1.A1" office:value-type="string">
            <text:p text:style-name="P8">批发价</text:p>
          </table:table-cell>
          <table:table-cell table:style-name="表格1.A1" office:value-type="string">
            <text:p text:style-name="P8">批发金额</text:p>
          </table:table-cell>
          <table:table-cell table:style-name="表格1.H1" office:value-type="string">
            <text:p text:style-name="P8">实存</text:p>
          </table:table-cell>
        </table:table-row>
        <table:table-row table:style-name="表格1.2">
          <table:table-cell table:style-name="表格1.A2" table:number-columns-spanned="8" office:value-type="string">
            <text:p text:style-name="P5"><text:placeholder text:placeholder-type="text">&lt;for each="line in Inventory.Inventory_detail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A3" office:value-type="string">
            <text:p text:style-name="P12"><text:placeholder text:placeholder-type="text">&lt;line.lines&gt;</text:placeholder></text:p>
          </table:table-cell>
          <table:table-cell table:style-name="表格1.A3" office:value-type="string">
            <text:p text:style-name="P11"><text:placeholder text:placeholder-type="text">&lt;line.code&gt;</text:placeholder></text:p>
          </table:table-cell>
          <table:table-cell table:style-name="表格1.A3" office:value-type="string">
            <text:p text:style-name="P16"><text:placeholder text:placeholder-type="text">&lt;line.name&gt;</text:placeholder></text:p>
          </table:table-cell>
          <table:table-cell table:style-name="表格1.A3" office:value-type="string">
            <text:p text:style-name="P21"><text:placeholder text:placeholder-type="text">&lt;line.drug_specifications&gt;</text:placeholder></text:p>
          </table:table-cell>
          <table:table-cell table:style-name="表格1.A3" office:value-type="string">
            <text:p text:style-name="P17"><text:span text:style-name="T2"><text:placeholder text:placeholder-type="text">&lt;line.warehouse_num + line.freeze_num&gt;</text:placeholder></text:span><text:span text:style-name="T1"><text:placeholder text:placeholder-type="text">&lt;line.uom.name&gt;</text:placeholder></text:span></text:p>
          </table:table-cell>
          <table:table-cell table:style-name="表格1.F3" office:value-type="float" office:value="0">
            <text:p text:style-name="P13"><text:placeholder text:placeholder-type="text">&lt;line.cost_pice&gt;</text:placeholder></text:p>
          </table:table-cell>
          <table:table-cell table:style-name="表格1.F3" office:value-type="float" office:value="0">
            <text:p text:style-name="P13"><text:placeholder text:placeholder-type="text">&lt;line.wholesale_amount&gt;</text:placeholder></text:p>
          </table:table-cell>
          <table:table-cell table:style-name="表格1.A2" office:value-type="string">
            <text:p text:style-name="P18"><text:span text:style-name="T3"><text:placeholder text:placeholder-type="text">&lt;line.references_to&gt;</text:placeholder></text:span><text:span text:style-name="T1"><text:placeholder text:placeholder-type="text">&lt;line.uom.name&gt;</text:placeholder></text:span></text:p>
          </table:table-cell>
        </table:table-row>
        <table:table-row>
          <table:table-cell table:style-name="表格1.A2" table:number-columns-spanned="8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placeholder text:placeholder-type="text">&lt;/for&gt;</text:placeholder></text:p>
      <text:p text:style-name="P6"><text:s text:c="2"/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宋体1" svg:font-family="宋体"/>
    <style:font-face style:name="黑体" svg:font-family="黑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4:01:51.186000000</meta:creation-date>
    <meta:editing-duration>PT3M59S</meta:editing-duration>
    <meta:editing-cycles>7</meta:editing-cycles>
    <meta:generator>LibreOffice/5.3.0.3$Windows_x86 LibreOffice_project/7074905676c47b82bbcfbea1aeefc84afe1c50e1</meta:generator>
    <dc:date>2017-04-14T13:34:27.916000000</dc:date>
    <meta:document-statistic meta:table-count="1" meta:image-count="0" meta:object-count="0" meta:page-count="1" meta:paragraph-count="24" meta:word-count="68" meta:character-count="436" meta:non-whitespace-character-count="420"/>
  </office:meta>
</office:document-meta>
</file>